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AntPoltLt Expd" svg:font-family="'AntPoltLt Expd'" style:font-pitch="variable"/>
    <style:font-face style:name="LM Roman 10" svg:font-family="'LM Roman 10'" style:font-pitch="variable"/>
    <style:font-face style:name="LM Roman 12" svg:font-family="'LM Roman 12'" style:font-pitch="variable"/>
    <style:font-face style:name="LM Roman 5" svg:font-family="'LM Roman 5'" style:font-pitch="variable"/>
    <style:font-face style:name="LM Roman 9" svg:font-family="'LM Roman 9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color="#000000" style:font-name="AntPoltLt Expd" fo:font-size="10pt" style:font-size-asian="10pt" style:font-size-complex="10pt"/>
    </style:style>
    <style:style style:name="P2" style:family="paragraph" style:parent-style-name="Standard">
      <style:paragraph-properties fo:line-height="200%" fo:text-align="center" style:justify-single-word="false"/>
      <style:text-properties style:font-name="AntPoltLt Expd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ntPoltLt Expd" fo:font-size="10pt" style:font-size-asian="10pt" style:font-size-complex="10pt"/>
    </style:style>
    <style:style style:name="P4" style:family="paragraph" style:parent-style-name="Standard">
      <style:paragraph-properties fo:line-height="200%" fo:text-align="start" style:justify-single-word="false"/>
      <style:text-properties style:font-name="AntPoltLt Expd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ntPoltLt Expd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s on Time Reversal Focusing of Acoustic Energy</text:p>
      <text:p text:style-name="P2"><text:s/>at a Crack Location in One Dimension</text:p>
      <text:p text:style-name="P2">by</text:p>
      <text:p text:style-name="P2">Brian Fehrman</text:p>
      <text:p text:style-name="P2">A thesis submitted to the Graduate Office </text:p>
      <text:p text:style-name="P2">in partial fulfillment of the requirements for the degree of</text:p>
      <text:p text:style-name="P2">MASTER OF SCIENCE IN MECHANICAL ENGINEERING</text:p>
      <text:p text:style-name="P2">SOUTH DAKOTA SCHOOL OF MINES AND TECHNOLOGY</text:p>
      <text:p text:style-name="P2">RAPID CITY, SOUTH DAKOTA</text:p>
      <text:p text:style-name="P2">2012</text:p>
      <text:p text:style-name="P4">Prepared by:</text:p>
      <text:p text:style-name="P1">________________________________</text:p>
      <text:p text:style-name="P3"><text:span text:style-name="T1">Degree Candidate:</text:span> Brian Fehrman</text:p>
      <text:p text:style-name="P3"/>
      <text:p text:style-name="P5">Approved by:</text:p>
      <text:p text:style-name="P3"/>
      <text:p text:style-name="P3">_________________________________</text:p>
      <text:p text:style-name="P3"/>
      <text:p text:style-name="P3"><text:span text:style-name="T1">Major Professor:</text:span> Dr. Umesh Korde</text:p>
      <text:p text:style-name="P3"/>
      <text:p text:style-name="P3"/>
      <text:p text:style-name="P3">_________________________________</text:p>
      <text:p text:style-name="P3"/>
      <text:p text:style-name="P3"><text:span text:style-name="T1">Chairman, Department of Mechanical Engineering:</text:span> Dr. Michael Langerman</text:p>
      <text:p text:style-name="P3"/>
      <text:p text:style-name="P3"/>
      <text:p text:style-name="P3">__________________________________</text:p>
      <text:p text:style-name="P3"/>
      <text:p text:style-name="P3"><text:span text:style-name="T1">Out of Department Committe Member:</text:span> Dr. Dimitris Anagnostou</text:p>
      <text:p text:style-name="P3"/>
      <text:p text:style-name="P3"/>
      <text:p text:style-name="P3">___________________________________</text:p>
      <text:p text:style-name="P3"/>
      <text:p text:style-name="P3"><text:span text:style-name="T1">Dean, Graduate Education:</text:span> Dr. Doug Wel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AntPoltLt Expd" svg:font-family="'AntPoltLt Expd'" style:font-pitch="variable"/>
    <style:font-face style:name="LM Roman 10" svg:font-family="'LM Roman 10'" style:font-pitch="variable"/>
    <style:font-face style:name="LM Roman 12" svg:font-family="'LM Roman 12'" style:font-pitch="variable"/>
    <style:font-face style:name="LM Roman 5" svg:font-family="'LM Roman 5'" style:font-pitch="variable"/>
    <style:font-face style:name="LM Roman 9" svg:font-family="'LM Roman 9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12:15:21</meta:creation-date>
    <dc:date>2012-09-27T12:31:34</dc:date>
    <meta:editing-duration>PT16M16S</meta:editing-duration>
    <meta:editing-cycles>5</meta:editing-cycles>
    <meta:generator>OpenOffice.org/3.4$Linux OpenOffice.org_project/340m1$Build-9590</meta:generator>
    <meta:document-statistic meta:table-count="0" meta:image-count="0" meta:object-count="0" meta:page-count="1" meta:paragraph-count="22" meta:word-count="93" meta:character-count="745"/>
  </office:meta>
</office:document-meta>
</file>